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start" fo:margin-left="0pt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8" table:default-cell-style-name="ce4"/>
        <table:table-column table:style-name="co3" table:visibility="collapse" table:number-columns-repeated="1013" table:default-cell-style-name="ce4"/>
        <table:table-column table:style-name="co3" table:visibility="collapse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dth</text:p>
          </table:table-cell>
          <table:table-cell table:style-name="ce1"/>
          <table:table-cell table:style-name="ce1" office:value-type="string" calcext:value-type="string">
            <text:p>Height</text:p>
          </table:table-cell>
          <table:table-cell table:style-name="ce1"/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wers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Ratio</text:p>
          </table:table-cell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Pentekonter</text:p>
          </table:table-cell>
          <table:table-cell table:style-name="ce2" office:value-type="float" office:value="28" calcext:value-type="float">
            <text:p>28</text:p>
          </table:table-cell>
          <table:table-cell table:style-name="ce5" table:formula="of:=[.B2]*10/1.2" office:value-type="float" office:value="233.333333333333" calcext:value-type="float">
            <text:p>233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D2]*10/1.2" office:value-type="float" office:value="33.3333333333333" calcext:value-type="float">
            <text:p>3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/[.D2]" office:value-type="float" office:value="7" calcext:value-type="float">
            <text:p>7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style-name="ce3" office:value-type="string" calcext:value-type="string">
            <text:p>Bireme</text:p>
          </table:table-cell>
          <table:table-cell table:style-name="ce3" office:value-type="float" office:value="24" calcext:value-type="float">
            <text:p>24</text:p>
          </table:table-cell>
          <table:table-cell table:style-name="ce6" table:formula="of:=[.B3]*10/1.2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3]*10/1.2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3]/[.D3]" office:value-type="float" office:value="8" calcext:value-type="float">
            <text:p>8</text:p>
          </table:table-cell>
          <table:table-cell table:style-name="ce3" table:number-columns-repeated="1013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Trireme</text:p>
          </table:table-cell>
          <table:table-cell table:style-name="ce2" office:value-type="float" office:value="37" calcext:value-type="float">
            <text:p>37</text:p>
          </table:table-cell>
          <table:table-cell table:style-name="ce5" table:formula="of:=[.B4]*10/1.2" office:value-type="float" office:value="308.333333333333" calcext:value-type="float">
            <text:p>308</text:p>
          </table:table-cell>
          <table:table-cell table:style-name="ce2" office:value-type="float" office:value="5.5" calcext:value-type="float">
            <text:p>5.5</text:p>
          </table:table-cell>
          <table:table-cell table:style-name="ce5" table:formula="of:=[.D4]*10/1.2" office:value-type="float" office:value="45.8333333333333" calcext:value-type="float">
            <text:p>4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4]/[.D4]" office:value-type="float" office:value="6.72727272727273" calcext:value-type="float">
            <text:p>6.7272727273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style-name="ce3" office:value-type="string" calcext:value-type="string">
            <text:p>Hemiolia</text:p>
          </table:table-cell>
          <table:table-cell table:style-name="ce3" office:value-type="float" office:value="24" calcext:value-type="float">
            <text:p>24</text:p>
          </table:table-cell>
          <table:table-cell table:style-name="ce6" table:formula="of:=[.B5]*10/1.2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5]*10/1.2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/[.D5]" office:value-type="float" office:value="8" calcext:value-type="float">
            <text:p>8</text:p>
          </table:table-cell>
          <table:table-cell table:style-name="ce3" table:number-columns-repeated="1013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Trihemiolia</text:p>
          </table:table-cell>
          <table:table-cell table:style-name="ce2" office:value-type="float" office:value="24" calcext:value-type="float">
            <text:p>24</text:p>
          </table:table-cell>
          <table:table-cell table:style-name="ce5" table:formula="of:=[.B6]*10/1.2"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[.D6]*10/1.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6]/[.D6]" office:value-type="float" office:value="8" calcext:value-type="float">
            <text:p>8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style-name="ce3" office:value-type="string" calcext:value-type="string">
            <text:p>Quadrireme</text:p>
          </table:table-cell>
          <table:table-cell table:style-name="ce3" table:number-columns-repeated="7"/>
          <table:table-cell table:style-name="ce3" table:formula="of:=[.B7]/[.D7]" office:value-type="string" office:string-value="" calcext:value-type="error">
            <text:p>#DIV/0!</text:p>
          </table:table-cell>
          <table:table-cell table:style-name="ce3" table:number-columns-repeated="1013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Quinquireme</text:p>
          </table:table-cell>
          <table:table-cell table:style-name="ce2" office:value-type="float" office:value="45" calcext:value-type="float">
            <text:p>45</text:p>
          </table:table-cell>
          <table:table-cell table:style-name="ce5" table:formula="of:=[.B8]*10/1.2" office:value-type="float" office:value="375" calcext:value-type="float">
            <text:p>375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D8]*10/1.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8]/[.D8]" office:value-type="float" office:value="7.5" calcext:value-type="float">
            <text:p>7.5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style-name="ce3" office:value-type="string" calcext:value-type="string">
            <text:p>Liburna</text:p>
          </table:table-cell>
          <table:table-cell table:style-name="ce3" office:value-type="float" office:value="33" calcext:value-type="float">
            <text:p>33</text:p>
          </table:table-cell>
          <table:table-cell table:style-name="ce6" table:formula="of:=[.B9]*10/1.2" office:value-type="float" office:value="275" calcext:value-type="float">
            <text:p>275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[.D9]*10/1.2" office:value-type="float" office:value="41.6666666666667" calcext:value-type="float">
            <text:p>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/[.D9]" office:value-type="float" office:value="6.6" calcext:value-type="float">
            <text:p>6.6</text:p>
          </table:table-cell>
          <table:table-cell table:style-name="ce3" table:number-columns-repeated="1013"/>
          <table:table-cell table:style-name="ce8" table:number-columns-repeated="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9:31:30.392112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1:48:17.879094157</meta:creation-date>
    <dc:date>2017-12-25T19:36:50.540344750</dc:date>
    <meta:editing-duration>PT6H20M44S</meta:editing-duration>
    <meta:editing-cycles>42</meta:editing-cycles>
    <meta:generator>LibreOffice/5.1.6.2$Linux_x86 LibreOffice_project/10m0$Build-2</meta:generator>
    <meta:document-statistic meta:table-count="1" meta:cell-count="72" meta:object-count="0"/>
  </office:meta>
</office:document-meta>
</file>